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6BCC00000521A000074240AF2C90CFA7FE3A2.svg" manifest:media-type="image/svg+xml"/>
  <manifest:file-entry manifest:full-path="Pictures/1000020100000252000003491715AF21926B2F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text-line-through-type="none" style:font-name="FreeMono1" fo:font-size="8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interpro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5.912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18" draw:style-name="gr1" draw:text-style-name="P5" svg:width="4.922cm" svg:height="0.6cm" svg:x="14.72cm" svg:y="-0.374cm" draw:control="control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252000003491715AF21926B2F59.png" xlink:type="simple" xlink:show="embed" xlink:actuate="onLoad"/>
    <draw:fill-image draw:name="convention1" xlink:href="Pictures/1006BCC00000521A000074240AF2C90CFA7FE3A2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draw:fill="bitmap" draw:fill-image-name="convention1" style:repeat="stretch" draw:fill-image-ref-point="top-left" style:footnote-max-height="0cm">
        <style:background-image xlink:href="Pictures/1006BCC00000521A000074240AF2C90CFA7FE3A2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4:49:07.215950239</dc:date>
    <meta:editing-duration>PT2H53M8S</meta:editing-duration>
    <meta:editing-cycles>7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